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4.236cm" fo:margin-left="0cm" fo:margin-top="0cm" fo:margin-bottom="0cm" table:align="left"/>
    </style:style>
    <style:style style:name="Table1.A" style:family="table-column">
      <style:table-column-properties style:column-width="3.464cm"/>
    </style:style>
    <style:style style:name="Table1.B" style:family="table-column">
      <style:table-column-properties style:column-width="2.434cm"/>
    </style:style>
    <style:style style:name="Table1.C" style:family="table-column">
      <style:table-column-properties style:column-width="3.411cm"/>
    </style:style>
    <style:style style:name="Table1.D" style:family="table-column">
      <style:table-column-properties style:column-width="3.044cm"/>
    </style:style>
    <style:style style:name="Table1.E" style:family="table-column">
      <style:table-column-properties style:column-width="4.392cm"/>
    </style:style>
    <style:style style:name="Table1.F" style:family="table-column">
      <style:table-column-properties style:column-width="2.566cm"/>
    </style:style>
    <style:style style:name="Table1.G" style:family="table-column">
      <style:table-column-properties style:column-width="4.923cm"/>
    </style:style>
    <style:style style:name="Table1.1" style:family="table-row">
      <style:table-row-properties style:min-row-height="1.032cm" fo:keep-together="auto"/>
    </style:style>
    <style:style style:name="Table1.A1" style:family="table-cell">
      <style:table-cell-properties style:vertical-align="" fo:padding-left="0.176cm" fo:padding-right="0.176cm" fo:padding-top="0cm" fo:padding-bottom="0cm" fo:border="0.85pt solid #000000"/>
    </style:style>
    <style:style style:name="Table1.B1" style:family="table-cell">
      <style:table-cell-properties style:vertical-align="" fo:padding-left="0.176cm" fo:padding-right="0.176cm" fo:padding-top="0cm" fo:padding-bottom="0cm" fo:border-left="none" fo:border-right="0.85pt solid #000000" fo:border-top="0.85pt solid #000000" fo:border-bottom="0.85pt solid #000000"/>
    </style:style>
    <style:style style:name="Table1.2" style:family="table-row">
      <style:table-row-properties style:min-row-height="2.011cm" fo:keep-together="auto"/>
    </style:style>
    <style:style style:name="Table1.A2" style:family="table-cell">
      <style:table-cell-properties style:vertical-align="" fo:padding-left="0.176cm" fo:padding-right="0.176cm" fo:padding-top="0cm" fo:padding-bottom="0cm" fo:border-left="0.85pt solid #000000" fo:border-right="0.85pt solid #000000" fo:border-top="none" fo:border-bottom="0.85pt solid #000000"/>
    </style:style>
    <style:style style:name="Table1.B2" style:family="table-cell">
      <style:table-cell-properties style:vertical-align="" fo:padding-left="0.176cm" fo:padding-right="0.176cm" fo:padding-top="0cm" fo:padding-bottom="0cm" fo:border-left="none" fo:border-right="0.85pt solid #000000" fo:border-top="none" fo:border-bottom="0.85pt solid #000000"/>
    </style:style>
    <style:style style:name="Table1.3" style:family="table-row">
      <style:table-row-properties style:min-row-height="1.535cm" fo:keep-together="auto"/>
    </style:style>
    <style:style style:name="P1" style:family="paragraph" style:parent-style-name="Title" style:master-page-name="Standard">
      <loext:graphic-properties draw:fill="solid" draw:fill-color="#ffffff"/>
      <style:paragraph-properties fo:margin-top="0.423cm" fo:margin-bottom="0.423cm" style:contextual-spacing="false" fo:line-height="100%" style:page-number="1" fo:background-color="#ffffff"/>
    </style:style>
    <style:style style:name="P2" style:family="paragraph" style:parent-style-name="Standard">
      <style:paragraph-properties fo:margin-left="-0.035cm" fo:margin-right="0cm" fo:margin-top="0.423cm" fo:margin-bottom="0.423cm" style:contextual-spacing="false" fo:line-height="100%" fo:text-indent="0cm" style:auto-text-indent="false"/>
      <style:text-properties fo:font-weight="bold" style:font-weight-asian="bold"/>
    </style:style>
    <style:style style:name="P3" style:family="paragraph" style:parent-style-name="Standard">
      <style:paragraph-properties fo:margin-left="-0.035cm" fo:margin-right="0cm" fo:margin-top="0.423cm" fo:margin-bottom="0.423cm" style:contextual-spacing="false" fo:line-height="100%" fo:text-indent="0cm" style:auto-text-indent="false"/>
    </style:style>
    <style:style style:name="P4" style:family="paragraph" style:parent-style-name="Standard">
      <style:paragraph-properties fo:margin-left="0cm" fo:margin-right="0cm" fo:margin-top="0.423cm" fo:margin-bottom="0.423cm" style:contextual-spacing="false" fo:line-height="100%" fo:text-indent="0cm" style:auto-text-indent="false"/>
      <style:text-properties officeooo:paragraph-rsid="00107fa5"/>
    </style:style>
    <style:style style:name="P5" style:family="paragraph" style:parent-style-name="Standard">
      <style:paragraph-properties fo:margin-left="-0.035cm" fo:margin-right="0cm" fo:margin-top="0.423cm" fo:margin-bottom="0.423cm" style:contextual-spacing="false" fo:line-height="100%" fo:text-indent="0cm" style:auto-text-indent="false"/>
      <style:text-properties officeooo:rsid="00107fa5" officeooo:paragraph-rsid="00107fa5"/>
    </style:style>
    <style:style style:name="P6" style:family="paragraph" style:parent-style-name="Standard">
      <style:paragraph-properties fo:margin-left="-0.035cm" fo:margin-right="0cm" fo:margin-top="0.423cm" fo:margin-bottom="0.423cm" style:contextual-spacing="false" fo:line-height="100%" fo:text-indent="0cm" style:auto-text-indent="false"/>
      <style:text-properties officeooo:paragraph-rsid="00107fa5"/>
    </style:style>
    <style:style style:name="P7" style:family="paragraph" style:parent-style-name="Standard">
      <style:paragraph-properties fo:margin-left="0cm" fo:margin-right="0cm" fo:margin-top="0.423cm" fo:margin-bottom="0.423cm" style:contextual-spacing="false" fo:line-height="100%" fo:text-indent="0cm" style:auto-text-indent="false"/>
      <style:text-properties officeooo:paragraph-rsid="0012051d"/>
    </style:style>
    <style:style style:name="P8" style:family="paragraph" style:parent-style-name="Standard">
      <style:paragraph-properties fo:margin-left="-0.035cm" fo:margin-right="0cm" fo:margin-top="0.423cm" fo:margin-bottom="0.423cm" style:contextual-spacing="false" fo:line-height="100%" fo:text-indent="0cm" style:auto-text-indent="false"/>
      <style:text-properties officeooo:rsid="00142a30" officeooo:paragraph-rsid="00142a30"/>
    </style:style>
    <style:style style:name="P9" style:family="paragraph" style:parent-style-name="Standard">
      <style:paragraph-properties fo:margin-left="0cm" fo:margin-right="0cm" fo:margin-top="0.423cm" fo:margin-bottom="0.423cm" style:contextual-spacing="false" fo:line-height="100%" fo:text-indent="0cm" style:auto-text-indent="false"/>
      <style:text-properties officeooo:paragraph-rsid="00142a30"/>
    </style:style>
    <style:style style:name="P10" style:family="paragraph" style:parent-style-name="Standard">
      <style:paragraph-properties fo:margin-left="-0.035cm" fo:margin-right="0cm" fo:margin-top="0.423cm" fo:margin-bottom="0.423cm" style:contextual-spacing="false" fo:line-height="100%" fo:text-indent="0cm" style:auto-text-indent="false"/>
      <style:text-properties officeooo:rsid="00142a30" officeooo:paragraph-rsid="00149fc1"/>
    </style:style>
    <style:style style:name="P11" style:family="paragraph" style:parent-style-name="Standard">
      <style:paragraph-properties fo:margin-left="0cm" fo:margin-right="0cm" fo:margin-top="0.423cm" fo:margin-bottom="0.423cm" style:contextual-spacing="false" fo:line-height="100%" fo:text-indent="0cm" style:auto-text-indent="false"/>
      <style:text-properties officeooo:paragraph-rsid="00149fc1"/>
    </style:style>
    <style:style style:name="P12" style:family="paragraph" style:parent-style-name="Standard">
      <style:paragraph-properties fo:margin-left="-0.035cm" fo:margin-right="0cm" fo:margin-top="0.423cm" fo:margin-bottom="0.423cm" style:contextual-spacing="false" fo:line-height="100%" fo:text-indent="0cm" style:auto-text-indent="false"/>
      <style:text-properties officeooo:rsid="00149fc1" officeooo:paragraph-rsid="00149fc1"/>
    </style:style>
    <style:style style:name="P13" style:family="paragraph" style:parent-style-name="Standard">
      <loext:graphic-properties draw:fill="solid" draw:fill-color="#ffffff"/>
      <style:paragraph-properties fo:margin-top="0.423cm" fo:margin-bottom="0.423cm" style:contextual-spacing="false" fo:line-height="100%" fo:background-color="#ffffff"/>
      <style:text-properties officeooo:rsid="0016e518" officeooo:paragraph-rsid="0016e518"/>
    </style:style>
    <style:style style:name="T1" style:family="text">
      <style:text-properties officeooo:rsid="00107fa5"/>
    </style:style>
    <style:style style:name="T2" style:family="text">
      <style:text-properties officeooo:rsid="00149fc1"/>
    </style:style>
    <style:style style:name="T3" style:family="text">
      <style:text-properties officeooo:rsid="0012051d"/>
    </style:style>
    <style:style style:name="T4" style:family="text">
      <style:text-properties officeooo:rsid="00142a30"/>
    </style:style>
    <style:style style:name="T5" style:family="text">
      <style:text-properties officeooo:rsid="001a90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60fpthls765u"/>Définition d’API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">URL</text:p>
          </table:table-cell>
          <table:table-cell table:style-name="Table1.B1" office:value-type="string">
            <text:p text:style-name="P2">Méthode</text:p>
          </table:table-cell>
          <table:table-cell table:style-name="Table1.B1" office:value-type="string">
            <text:p text:style-name="P2">Description</text:p>
          </table:table-cell>
          <table:table-cell table:style-name="Table1.B1" office:value-type="string">
            <text:p text:style-name="P2">Params (path/query)</text:p>
          </table:table-cell>
          <table:table-cell table:style-name="Table1.B1" office:value-type="string">
            <text:p text:style-name="P2">Body (JSON)</text:p>
          </table:table-cell>
          <table:table-cell table:style-name="Table1.B1" office:value-type="string">
            <text:p text:style-name="P2">Status</text:p>
          </table:table-cell>
          <table:table-cell table:style-name="Table1.B1" office:value-type="string">
            <text:p text:style-name="P2">Exemple de réponse</text:p>
          </table:table-cell>
        </table:table-row>
        <table:table-row table:style-name="Table1.2">
          <table:table-cell table:style-name="Table1.A2" office:value-type="string">
            <text:p text:style-name="P3">/api/auth/register</text:p>
          </table:table-cell>
          <table:table-cell table:style-name="Table1.B2" office:value-type="string">
            <text:p text:style-name="P3">POST</text:p>
          </table:table-cell>
          <table:table-cell table:style-name="Table1.B2" office:value-type="string">
            <text:p text:style-name="P3">Créer un compte utilisateur</text:p>
          </table:table-cell>
          <table:table-cell table:style-name="Table1.B2" office:value-type="string">
            <text:p text:style-name="P3">-</text:p>
          </table:table-cell>
          <table:table-cell table:style-name="Table1.B2" office:value-type="string">
            <text:p text:style-name="P3">{ "name": "", "email": "", "password": "" }</text:p>
          </table:table-cell>
          <table:table-cell table:style-name="Table1.B2" office:value-type="string">
            <text:p text:style-name="P3">200, 400</text:p>
          </table:table-cell>
          <table:table-cell table:style-name="Table1.B2" office:value-type="string">
            <text:p text:style-name="P3">{ "token": "jwt" }</text:p>
          </table:table-cell>
        </table:table-row>
        <table:table-row table:style-name="Table1.3">
          <table:table-cell table:style-name="Table1.A2" office:value-type="string">
            <text:p text:style-name="P4">/api/auth/<text:span text:style-name="T1">login</text:span></text:p>
          </table:table-cell>
          <table:table-cell table:style-name="Table1.B2" office:value-type="string">
            <text:p text:style-name="P5">POST</text:p>
          </table:table-cell>
          <table:table-cell table:style-name="Table1.B2" office:value-type="string">
            <text:p text:style-name="P5">Se connecter a un compte utilisateur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>{<text:line-break/> <text:s/>"email": "test@test.com",<text:line-break/> <text:s/>"password": "test!31"<text:line-break/>}</text:p>
          </table:table-cell>
          <table:table-cell table:style-name="Table1.B2" office:value-type="string">
            <text:p text:style-name="P5">200,401</text:p>
          </table:table-cell>
          <table:table-cell table:style-name="Table1.B2" office:value-type="string">
            <text:p text:style-name="P6">{ "token": "jwt" }</text:p>
          </table:table-cell>
        </table:table-row>
        <table:table-row table:style-name="Table1.3">
          <table:table-cell table:style-name="Table1.A2" office:value-type="string">
            <text:p text:style-name="P4">/api/<text:span text:style-name="T1">rentals</text:span></text:p>
          </table:table-cell>
          <table:table-cell table:style-name="Table1.B2" office:value-type="string">
            <text:p text:style-name="P5">GET</text:p>
          </table:table-cell>
          <table:table-cell table:style-name="Table1.B2" office:value-type="string">
            <text:p text:style-name="P5">Obtenir les maison observable/modifiable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5">200/<text:span text:style-name="T2">401</text:span></text:p>
          </table:table-cell>
          <table:table-cell table:style-name="Table1.B2" office:value-type="string">
            <text:p text:style-name="P3">{<text:line-break/> <text:s/>"rentals": [<text:line-break/> <text:s text:c="3"/>{<text:line-break/> <text:s text:c="5"/>"id": 1,<text:line-break/> <text:s text:c="5"/>"name": "test house 1",<text:line-break/> <text:s text:c="5"/>"surface": 432,<text:line-break/> <text:s text:c="5"/>"price": 300,<text:line-break/> <text:s text:c="5"/>"picture": "https://blog.technavio.org/wp-content/uploads/2018/12/Online-House-Rental-Sites.jpg",<text:line-break/> <text:s text:c="5"/>"description": "Lorem <text:soft-page-break/>ipsum .",<text:line-break/> <text:s text:c="5"/>"owner_id": 1,<text:line-break/> <text:s text:c="5"/>"created_at": "2012/12/02",<text:line-break/> <text:s text:c="5"/>"updated_at": "2014/12/02"<text:line-break/> <text:s text:c="3"/>},<text:line-break/> <text:s text:c="3"/>{<text:line-break/> <text:s text:c="5"/>"id": 1,<text:line-break/> <text:s text:c="5"/>"name": "test house 2",<text:line-break/> <text:s text:c="5"/>"surface": 154,<text:line-break/> <text:s text:c="5"/>"price": 200,<text:line-break/> <text:s text:c="5"/>"picture": "https://blog.technavio.org/wp-content/uploads/2018/12/Online-House-Rental-Sites.jpg",<text:line-break/> <text:s text:c="5"/>"description": "Lorem ipsum ",<text:line-break/> <text:s text:c="5"/>"owner_id": 2,<text:line-break/> <text:s text:c="5"/>"created_at": "2012/12/02",<text:line-break/> <text:s text:c="5"/>"updated_at": "2014/12/02"<text:line-break/> <text:s text:c="3"/>},<text:line-break/> <text:s text:c="3"/>{<text:line-break/> <text:s text:c="5"/>"id": 3,<text:line-break/> <text:s text:c="5"/>"name": "test house 3",<text:line-break/> <text:s text:c="5"/>"surface": 234,<text:line-break/> <text:s text:c="5"/>"price": 100,<text:line-break/> <text:s text:c="5"/>"picture": "https://blog.technavio.org/<text:soft-page-break/>wp-content/uploads/2018/12/Online-House-Rental-Sites.jpg",<text:line-break/> <text:s text:c="5"/>"description": "Lorem ipsum ",<text:line-break/> <text:s text:c="5"/>"owner_id": 1,<text:line-break/> <text:s text:c="5"/>"created_at": "2012/12/02",<text:line-break/> <text:s text:c="5"/>"updated_at": "2014/12/02"<text:line-break/> <text:s text:c="3"/>}<text:line-break/> <text:s/>]<text:line-break/>}</text:p>
          </table:table-cell>
        </table:table-row>
        <table:table-row table:style-name="Table1.3">
          <table:table-cell table:style-name="Table1.A2" office:value-type="string">
            <text:p text:style-name="P7">/api/<text:span text:style-name="T1">user/:i</text:span><text:span text:style-name="T3">d</text:span></text:p>
          </table:table-cell>
          <table:table-cell table:style-name="Table1.B2" office:value-type="string">
            <text:p text:style-name="P5">GET</text:p>
          </table:table-cell>
          <table:table-cell table:style-name="Table1.B2" office:value-type="string">
            <text:p text:style-name="P5">Obtien les information de l’utilisateur</text:p>
          </table:table-cell>
          <table:table-cell table:style-name="Table1.B2" office:value-type="string">
            <text:p text:style-name="P3">id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5">200/<text:span text:style-name="T2">401</text:span></text:p>
          </table:table-cell>
          <table:table-cell table:style-name="Table1.B2" office:value-type="string">
            <text:p text:style-name="P3">{<text:line-break/> <text:s/>"id": 2,<text:line-break/> <text:s/>"name": "Owner Name",<text:line-break/> <text:s/>"email": "test@test.com",<text:line-break/> <text:s/>"created_at": "2022/02/02",<text:line-break/> <text:s/>"updated_at": "2022/08/02"<text:line-break/>}</text:p>
          </table:table-cell>
        </table:table-row>
        <table:table-row table:style-name="Table1.3">
          <table:table-cell table:style-name="Table1.A2" office:value-type="string">
            <text:p text:style-name="P4">/api/<text:span text:style-name="T1">auth/me</text:span></text:p>
          </table:table-cell>
          <table:table-cell table:style-name="Table1.B2" office:value-type="string">
            <text:p text:style-name="P5">GET</text:p>
          </table:table-cell>
          <table:table-cell table:style-name="Table1.B2" office:value-type="string">
            <text:p text:style-name="P5"><text:s/>S’autentifier grace au jeton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5">200/ <text:span text:style-name="T2">401</text:span></text:p>
          </table:table-cell>
          <table:table-cell table:style-name="Table1.B2" office:value-type="string">
            <text:p text:style-name="P3">{<text:line-break/> <text:s/>"id": 1,<text:line-break/> <text:s/>"name": "Test TEST",<text:line-break/> <text:s/>"email": "test@test.com",<text:line-break/> <text:s/>"created_at": "2022/02/02",<text:line-break/> <text:s/>"updated_at": "2022/08/02"<text:line-break/><text:soft-page-break/>}</text:p>
          </table:table-cell>
        </table:table-row>
        <table:table-row table:style-name="Table1.3">
          <table:table-cell table:style-name="Table1.A2" office:value-type="string">
            <text:p text:style-name="P7">/api/<text:span text:style-name="T1">rentals/:i</text:span><text:span text:style-name="T3">d</text:span></text:p>
          </table:table-cell>
          <table:table-cell table:style-name="Table1.B2" office:value-type="string">
            <text:p text:style-name="P8">GET</text:p>
          </table:table-cell>
          <table:table-cell table:style-name="Table1.B2" office:value-type="string">
            <text:p text:style-name="P8">Obtenir les detail d’une maison</text:p>
          </table:table-cell>
          <table:table-cell table:style-name="Table1.B2" office:value-type="string">
            <text:p text:style-name="P8">id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8">200/<text:span text:style-name="T2">401</text:span></text:p>
          </table:table-cell>
          <table:table-cell table:style-name="Table1.B2" office:value-type="string">
            <text:p text:style-name="P3">{<text:line-break/> <text:s/>"id": 1,<text:line-break/> <text:s/>"name": "dream house",<text:line-break/> <text:s/>"surface": 24,<text:line-break/> <text:s/>"price": 30,<text:line-break/> <text:s/>"picture": [<text:line-break/> <text:s text:c="3"/>"https://blog.technavio.org/wp-content/uploads/2018/12/Online-House-Rental-Sites.jpg"<text:line-break/> <text:s/>],<text:line-break/> <text:s/>"description": "Lorem ipsum",<text:line-break/> <text:s/>"owner_id": 1,<text:line-break/> <text:s/>"created_at": "2012/12/02",<text:line-break/> <text:s/>"updated_at": "2014/12/02"<text:line-break/>}</text:p>
          </table:table-cell>
        </table:table-row>
        <table:table-row table:style-name="Table1.3">
          <table:table-cell table:style-name="Table1.A2" office:value-type="string">
            <text:p text:style-name="P9">/api/<text:span text:style-name="T4">messages</text:span></text:p>
          </table:table-cell>
          <table:table-cell table:style-name="Table1.B2" office:value-type="string">
            <text:p text:style-name="P8">POST</text:p>
          </table:table-cell>
          <table:table-cell table:style-name="Table1.B2" office:value-type="string">
            <text:p text:style-name="P8">Mettre un message sous la maison (sans doute au vendeur)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>{<text:line-break/> <text:s/>"rental_id": 1,<text:line-break/> <text:s/>"user_id": 1,<text:line-break/> <text:s/>"message": "test"<text:line-break/>}</text:p>
          </table:table-cell>
          <table:table-cell table:style-name="Table1.B2" office:value-type="string">
            <text:p text:style-name="P10">200/<text:span text:style-name="T2">401/</text:span><text:span text:style-name="T5">400</text:span></text:p>
          </table:table-cell>
          <table:table-cell table:style-name="Table1.B2" office:value-type="string">
            <text:p text:style-name="P3">{<text:line-break/> <text:s/>"message": "Message send with success"<text:line-break/>}</text:p>
          </table:table-cell>
        </table:table-row>
        <table:table-row table:style-name="Table1.3">
          <table:table-cell table:style-name="Table1.A2" office:value-type="string">
            <text:p text:style-name="P11">/api/<text:span text:style-name="T1">rentals</text:span></text:p>
          </table:table-cell>
          <table:table-cell table:style-name="Table1.B2" office:value-type="string">
            <text:p text:style-name="P12">POST</text:p>
          </table:table-cell>
          <table:table-cell table:style-name="Table1.B2" office:value-type="string">
            <text:p text:style-name="P12">Ajouter une <text:soft-page-break/>maison a la vente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>------geckoformboundary88<text:soft-page-break/>b65d97f11870988d3e749247d016f6</text:p>
            <text:p text:style-name="P3">Content-Disposition: form-data; name="name"</text:p>
            <text:p text:style-name="P3"/>
            <text:p text:style-name="P3">maison naz</text:p>
            <text:p text:style-name="P3">------geckoformboundary88b65d97f11870988d3e749247d016f6</text:p>
            <text:p text:style-name="P3">Content-Disposition: form-data; name="surface"</text:p>
            <text:p text:style-name="P3"/>
            <text:p text:style-name="P3">5</text:p>
            <text:p text:style-name="P3">------geckoformboundary88b65d97f11870988d3e749247d016f6</text:p>
            <text:p text:style-name="P3">Content-Disposition: form-data; name="price"</text:p>
            <text:p text:style-name="P3"/>
            <text:p text:style-name="P3"><text:soft-page-break/>2</text:p>
            <text:p text:style-name="P3">------geckoformboundary88b65d97f11870988d3e749247d016f6</text:p>
            <text:p text:style-name="P3">Content-Disposition: form-data; name="picture"; filename="Margot_2-removebg-preview.png"</text:p>
            <text:p text:style-name="P3">Content-Type: image/png<text:line-break/><text:line-break/><text:span text:style-name="T2">bit de l’image<text:line-break/><text:line-break/>------geckoformboundary88b65d97f11870988d3e749247d016f6</text:span></text:p>
            <text:p text:style-name="P3">Content-Disposition: form-data; name="description"</text:p>
            <text:p text:style-name="P3"/>
            <text:p text:style-name="P3">Image non contractuelle dépendance miteuse</text:p>
            <text:p text:style-name="P3"><text:soft-page-break/>------geckoformboundary88b65d97f11870988d3e749247d016f6--</text:p>
          </table:table-cell>
          <table:table-cell table:style-name="Table1.B2" office:value-type="string">
            <text:p text:style-name="P12">200<text:span text:style-name="T4">/</text:span>401</text:p>
          </table:table-cell>
          <table:table-cell table:style-name="Table1.B2" office:value-type="string">
            <text:p text:style-name="P3">{<text:line-break/> <text:s/>"message": "Rental <text:soft-page-break/>created !"<text:line-break/>}</text:p>
          </table:table-cell>
        </table:table-row>
        <table:table-row table:style-name="Table1.3">
          <table:table-cell table:style-name="Table1.A2" office:value-type="string">
            <text:p text:style-name="P11">/api/<text:span text:style-name="T1">rentals/:i</text:span><text:span text:style-name="T3">d</text:span></text:p>
          </table:table-cell>
          <table:table-cell table:style-name="Table1.B2" office:value-type="string">
            <text:p text:style-name="P12">PUT</text:p>
          </table:table-cell>
          <table:table-cell table:style-name="Table1.B2" office:value-type="string">
            <text:p text:style-name="P12">Modifier une maison</text:p>
          </table:table-cell>
          <table:table-cell table:style-name="Table1.B2" office:value-type="string">
            <text:p text:style-name="P3">:<text:span text:style-name="T2">id</text:span></text:p>
          </table:table-cell>
          <table:table-cell table:style-name="Table1.B2" office:value-type="string">
            <text:p text:style-name="P3">------geckoformboundarye70d7d11ec2b2d765cf47cb076ce75d3</text:p>
            <text:p text:style-name="P3">Content-Disposition: form-data; name="name"</text:p>
            <text:p text:style-name="P3"/>
            <text:p text:style-name="P3">dream house</text:p>
            <text:p text:style-name="P3">------geckoformboundarye70d7d11ec2b2d765cf47cb076ce75d3</text:p>
            <text:p text:style-name="P3">Content-Disposition: form-data; name="surface"</text:p>
            <text:p text:style-name="P3"/>
            <text:p text:style-name="P3">24</text:p>
            <text:p text:style-name="P3">------geckoformboundarye70d7d11ec2b2d765cf47<text:soft-page-break/>cb076ce75d3</text:p>
            <text:p text:style-name="P3">Content-Disposition: form-data; name="price"</text:p>
            <text:p text:style-name="P3"/>
            <text:p text:style-name="P3">30</text:p>
            <text:p text:style-name="P3">------geckoformboundarye70d7d11ec2b2d765cf47cb076ce75d3</text:p>
            <text:p text:style-name="P3">Content-Disposition: form-data; name="description"</text:p>
            <text:p text:style-name="P3">Lorem ipsum </text:p>
            <text:p text:style-name="P3">------geckoformboundarye70d7d11ec2b2d765cf47cb076ce75d3--</text:p>
          </table:table-cell>
          <table:table-cell table:style-name="Table1.B2" office:value-type="string">
            <text:p text:style-name="P12">200<text:span text:style-name="T4">/</text:span>401</text:p>
          </table:table-cell>
          <table:table-cell table:style-name="Table1.B2" office:value-type="string">
            <text:p text:style-name="P3">{<text:line-break/> <text:s/>"message": "Rental updated !"<text:line-break/>}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dc:date>2025-12-01T10:25:52.114787200</dc:date>
    <meta:editing-duration>PT58M14S</meta:editing-duration>
    <meta:editing-cycles>7</meta:editing-cycles>
    <meta:document-statistic meta:table-count="1" meta:image-count="0" meta:object-count="0" meta:page-count="8" meta:paragraph-count="88" meta:word-count="339" meta:character-count="3669" meta:non-whitespace-character-count="3175"/>
  </office:meta>
</office:document-meta>
</file>